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reeTableModel.DefaultTreeTableModel( TreeNode root , boolean ed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TableModel.DefaultTreeTab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TableModel.DefaultTreeTableModel( String [ ] headers , Functor [ ] readFunctors , Functor [ ] writeFunctors , Class [ ] editor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TableModel.DefaultTreeTableModel( TreeNode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